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style:font-name="Arimo" style:font-name-asian="Arimo1" style:font-name-complex="Arimo1"/>
    </style:style>
    <style:style style:name="T17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8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9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1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2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9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4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3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5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38" text:visited-style-name="ListLabel_20_38"><text:span text:style-name="T15">manuhg</text:span></text:a><text:span text:style-name="T2"> | </text:span><draw:frame draw:style-name="fr1" draw:name="image6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9" text:visited-style-name="ListLabel_20_39"><text:span text:style-name="T3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10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7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1627597520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1, <text:s/>Frameworks: ReactJs, Pytorch 1.0, Tools: git, emacs</text:span></text:p>
        </text:list-item>
        <text:list-item>
          <text:p text:style-name="P9"><text:span text:style-name="T9">Languages: C, C++, java, Clojure, Python, Javascript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7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7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50810999250025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span text:style-name="T10">Built tool to extract frames at regular intervals, containing one or more objects specified.</text:span></text:p>
        </text:list-item>
        <text:list-item>
          <text:p text:style-name="P12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Built tool to generate new faces based on a given set of faces using Style GA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50812607154798" text:continue-numbering="true" text:style-name="WWNum2">
        <text:list-item>
          <text:p text:style-name="P12"><text:span text:style-name="T10">Built </text:span><text:a xlink:type="simple" xlink:href="https://agdial.in/" text:style-name="ListLabel_20_40" text:visited-style-name="ListLabel_20_40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1" text:visited-style-name="ListLabel_20_41"><text:span text:style-name="T13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50812063104376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8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7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9-03 <text:s/>2019-04 <text:s/></text:span><text:span text:style-name="T7">Document Summarization</text:span></text:p>
      <text:list xml:id="list50810686284481" text:continue-numbering="true" text:style-name="WWNum2">
        <text:list-item>
          <text:p text:style-name="P12"><draw:frame draw:style-name="fr1" draw:name="Image3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a xlink:type="simple" xlink:href="https://github.com/manuhg/saaramsha" text:style-name="ListLabel_20_42" text:visited-style-name="ListLabel_20_42"><text:span text:style-name="T20">Saaramsha</text:span></text:a><text:span text:style-name="T9"> - Document summarization using Skipthought encoder, T-SNE, KMeans. Hosted at </text:span><text:a xlink:type="simple" xlink:href="https://tldr.cool" text:style-name="ListLabel_20_42" text:visited-style-name="ListLabel_20_42"><text:span text:style-name="T20">tldr.cool</text:span></text:a><text:span text:style-name="T7"> </text:span></text:p>
        </text:list-item>
      </text:list>
      <text:p text:style-name="P8"><text:span text:style-name="T6">2018-02 <text:s/>2018-04</text:span><text:span text:style-name="T2"> <text:s/></text:span><text:span text:style-name="T7">File sorting using unsupervised machine learning</text:span></text:p>
      <text:list xml:id="list50812386782692" text:continue-numbering="true" text:style-name="WWNum2">
        <text:list-item>
          <text:p text:style-name="P12"><draw:frame draw:style-name="fr1" draw:name="Image4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3" text:visited-style-name="ListLabel_20_43"><text:span text:style-name="T22">fsort</text:span></text:a><text:span text:style-name="T22">​</text:span><text:span text:style-name="T10"> - ui in QT5 C++ and </text:span><draw:frame draw:style-name="fr1" draw:name="Image5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3" text:visited-style-name="ListLabel_20_43"><text:span text:style-name="T22">libfsort​</text:span></text:a><text:span text:style-name="T10"> - backend library with Caffe 1.0 C++.</text:span></text:p>
        </text:list-item>
        <text:list-item>
          <text:p text:style-name="P12"><text:span text:style-name="T10">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list xml:id="list50812540954738" text:continue-numbering="true" text:style-name="WWNum2">
        <text:list-item>
          <text:p text:style-name="P15"><draw:frame draw:style-name="fr1" draw:name="Image6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3" text:visited-style-name="ListLabel_20_43"><text:span text:style-name="T22">manuos</text:span></text:a><text:span text:style-name="T10">​ - A <text:s/>very basic 32 bit Operating System Kernel written from scratch in C and assembly.</text:span></text:p>
        </text:list-item>
      </text:list>
      <text:p text:style-name="P4"/>
      <text:p text:style-name="P7"/>
      <text:p text:style-name="P5"><draw:frame draw:style-name="fr1" draw:name="image1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7">ML &amp; AI Courses</text:span><draw:rect text:anchor-type="as-char" style:rel-width="100%" draw:z-index="3" draw:style-name="gr1" draw:text-style-name="P19" svg:width="0.0012in" svg:height="0.0213in"><text:p/></draw:rect></text:p>
      <text:list xml:id="list2067499398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990377376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4" text:visited-style-name="ListLabel_20_44"><text:span text:style-name="T21">DenseNet</text:span></text:a><text:span text:style-name="T10"> model with less than 1M parameters to reach 92% validation accuracy in 160 epochs.</text:span></text:p>
        </text:list-item>
      </text:list>
      <text:list xml:id="list50811741210501" text:continue-list="list2067499398" text:style-name="WWNum3">
        <text:list-item>
          <text:p text:style-name="P16"><text:span text:style-name="T10">Machine Learning by Andrew Ng on Coursera, padhAI Deep Learning by OneFourthLabs</text:span></text:p>
        </text:list-item>
        <text:list-item>
          <text:p text:style-name="P16"><text:span text:style-name="T10">Stanford CS224n, CS231n on Youtube, Deep Learning CS7015 by IIT Madras(nptel.ac.in), </text:span></text:p>
        </text:list-item>
      </text:list>
      <text:p text:style-name="P7"/>
      <text:p text:style-name="P7"/>
      <text:p text:style-name="P5"><draw:frame draw:style-name="fr1" draw:name="image2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7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3490838920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oft-page-break/><text:span text:style-name="T10">Volunteering Experiences: </text:span><text:span text:style-name="T16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8" style:display-name="ListLabel 38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1" style:display-name="ListLabel 4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3" style:display-name="ListLabel 43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4" style:display-name="ListLabel 44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6" meta:object-count="0" meta:page-count="2" meta:paragraph-count="39" meta:word-count="330" meta:character-count="2693" meta:non-whitespace-character-count="1874"/>
    <meta:generator>LibreOfficeDev/6.0.5.2$Linux_X86_64 LibreOffice_project/</meta:generator>
  </office:meta>
</office:document-meta>
</file>